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5.0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4.24pt"/>
    </style:style>
    <style:style style:name="co4" style:family="table-column">
      <style:table-column-properties fo:break-before="auto" style:column-width="125.8pt"/>
    </style:style>
    <style:style style:name="co5" style:family="table-column">
      <style:table-column-properties fo:break-before="auto" style:column-width="111.15pt"/>
    </style:style>
    <style:style style:name="co6" style:family="table-column">
      <style:table-column-properties fo:break-before="auto" style:column-width="102.64pt"/>
    </style:style>
    <style:style style:name="co7" style:family="table-column">
      <style:table-column-properties fo:break-before="auto" style:column-width="105.76pt"/>
    </style:style>
    <style:style style:name="co8" style:family="table-column">
      <style:table-column-properties fo:break-before="auto" style:column-width="90.31pt"/>
    </style:style>
    <style:style style:name="co9" style:family="table-column">
      <style:table-column-properties fo:break-before="auto" style:column-width="87.19pt"/>
    </style:style>
    <style:style style:name="co10" style:family="table-column">
      <style:table-column-properties fo:break-before="auto" style:column-width="97.99pt"/>
    </style:style>
    <style:style style:name="co11" style:family="table-column">
      <style:table-column-properties fo:break-before="auto" style:column-width="89.49pt"/>
    </style:style>
    <style:style style:name="co12" style:family="table-column">
      <style:table-column-properties fo:break-before="auto" style:column-width="93.4pt"/>
    </style:style>
    <style:style style:name="co13" style:family="table-column">
      <style:table-column-properties fo:break-before="auto" style:column-width="91.05pt"/>
    </style:style>
    <style:style style:name="co14" style:family="table-column">
      <style:table-column-properties fo:break-before="auto" style:column-width="111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4"/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4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ime <text:s text:c="4"/></text:p>
          </table:table-cell>
          <table:table-cell office:value-type="string" calcext:value-type="string">
            <text:p>Instr Ret <text:s text:c="4"/></text:p>
          </table:table-cell>
          <table:table-cell office:value-type="string" calcext:value-type="string">
            <text:p>Unh Clk Cycles <text:s text:c="2"/></text:p>
          </table:table-cell>
          <table:table-cell office:value-type="string" calcext:value-type="string">
            <text:p>l2 trans reqs </text:p>
          </table:table-cell>
          <table:table-cell office:value-type="string" calcext:value-type="string">
            <text:p>l1lines <text:s text:c="6"/></text:p>
          </table:table-cell>
          <table:table-cell office:value-type="string" calcext:value-type="string">
            <text:p>l2lines <text:s text:c="6"/></text:p>
          </table:table-cell>
          <table:table-cell office:value-type="string" calcext:value-type="string">
            <text:p>Per Core bw <text:s text:c="2"/></text:p>
          </table:table-cell>
          <table:table-cell office:value-type="string" calcext:value-type="string">
            <text:p>Power <text:s text:c="8"/></text:p>
          </table:table-cell>
          <table:table-cell office:value-type="string" calcext:value-type="string">
            <text:p>Power2 <text:s text:c="7"/></text:p>
          </table:table-cell>
          <table:table-cell office:value-type="string" calcext:value-type="string">
            <text:p>Power3 <text:s text:c="7"/></text:p>
          </table:table-cell>
          <table:table-cell office:value-type="string" calcext:value-type="string">
            <text:p>bandwidth <text:s text:c="4"/></text:p>
          </table:table-cell>
          <table:table-cell/>
          <table:table-cell office:value-type="string" calcext:value-type="string">
            <text:p>IPC <text:s text:c="10"/></text:p>
          </table:table-cell>
          <table:table-cell office:value-type="string" calcext:value-type="string">
            <text:p>MEM INTENSIITY</text:p>
          </table:table-cell>
          <table:table-cell office:value-type="string" calcext:value-type="string">
            <text:p>L2-&gt;L1 BW (MB)</text:p>
          </table:table-cell>
          <table:table-cell office:value-type="string" calcext:value-type="string">
            <text:p>L3-&gt;L2 BW (MB)</text:p>
          </table:table-cell>
          <table:table-cell office:value-type="string" calcext:value-type="string">
            <text:p>MM-&gt;L3 BW (MB)</text:p>
          </table:table-cell>
          <table:table-cell office:value-type="string" calcext:value-type="string">
            <text:p>L2 REUSE <text:s text:c="5"/></text:p>
          </table:table-cell>
          <table:table-cell office:value-type="string" calcext:value-type="string">
            <text:p>L3 REUSE <text:s text:c="5"/></text:p>
          </table:table-cell>
          <table:table-cell/>
        </table:table-row>
        <table:table-row table:style-name="ro1">
          <table:table-cell office:value-type="string" calcext:value-type="string">
            <text:p>2mm_STANDARD</text:p>
          </table:table-cell>
          <table:table-cell office:value-type="float" office:value="10921" calcext:value-type="float">
            <text:p>10921</text:p>
          </table:table-cell>
          <table:table-cell office:value-type="float" office:value="3337649176.09091" calcext:value-type="float">
            <text:p>3337649176.09091</text:p>
          </table:table-cell>
          <table:table-cell office:value-type="float" office:value="9241721255.09091" calcext:value-type="float">
            <text:p>9241721255.09091</text:p>
          </table:table-cell>
          <table:table-cell office:value-type="float" office:value="11649736" calcext:value-type="float">
            <text:p>11649736</text:p>
          </table:table-cell>
          <table:table-cell office:value-type="float" office:value="406189638" calcext:value-type="float">
            <text:p>406189638</text:p>
          </table:table-cell>
          <table:table-cell office:value-type="float" office:value="393395645.181818" calcext:value-type="float">
            <text:p>393395645.181818</text:p>
          </table:table-cell>
          <table:table-cell office:value-type="float" office:value="11713664.4545455" calcext:value-type="float">
            <text:p>11713664.4545455</text:p>
          </table:table-cell>
          <table:table-cell table:style-name="ce1" office:value-type="float" office:value="33.6363636363636" calcext:value-type="float">
            <text:p>33.636363636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360927090909091" calcext:value-type="float">
            <text:p>0.3609270909</text:p>
          </table:table-cell>
          <table:table-cell office:value-type="float" office:value="11649735.8181818" calcext:value-type="float">
            <text:p>11649735.8181818</text:p>
          </table:table-cell>
          <table:table-cell office:value-type="float" office:value="26.1945159090909" calcext:value-type="float">
            <text:p>26.1945159091</text:p>
          </table:table-cell>
          <table:table-cell office:value-type="float" office:value="25.3637461818182" calcext:value-type="float">
            <text:p>25.3637461818</text:p>
          </table:table-cell>
          <table:table-cell office:value-type="float" office:value="0.763668545454545" calcext:value-type="float">
            <text:p>0.7636685455</text:p>
          </table:table-cell>
          <table:table-cell office:value-type="float" office:value="1.03181818181818" calcext:value-type="float">
            <text:p>1.0318181818</text:p>
          </table:table-cell>
          <table:table-cell office:value-type="float" office:value="698.578181818182" calcext:value-type="float">
            <text:p>698.578181818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mm_STANDARD</text:p>
          </table:table-cell>
          <table:table-cell office:value-type="float" office:value="15737" calcext:value-type="float">
            <text:p>15737</text:p>
          </table:table-cell>
          <table:table-cell office:value-type="float" office:value="3236204838.875" calcext:value-type="float">
            <text:p>3236204838.875</text:p>
          </table:table-cell>
          <table:table-cell office:value-type="float" office:value="9232789783" calcext:value-type="float">
            <text:p>9232789783</text:p>
          </table:table-cell>
          <table:table-cell office:value-type="float" office:value="5977926.625" calcext:value-type="float">
            <text:p>5977926.625</text:p>
          </table:table-cell>
          <table:table-cell office:value-type="float" office:value="412271670" calcext:value-type="float">
            <text:p>412271670</text:p>
          </table:table-cell>
          <table:table-cell office:value-type="float" office:value="404969776.9375" calcext:value-type="float">
            <text:p>404969776.9375</text:p>
          </table:table-cell>
          <table:table-cell office:value-type="float" office:value="6022350.125" calcext:value-type="float">
            <text:p>6022350.125</text:p>
          </table:table-cell>
          <table:table-cell office:value-type="float" office:value="32.625" calcext:value-type="float">
            <text:p>32.6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350520875" calcext:value-type="float">
            <text:p>0.350520875</text:p>
          </table:table-cell>
          <table:table-cell office:value-type="float" office:value="5977926.625" calcext:value-type="float">
            <text:p>5977926.625</text:p>
          </table:table-cell>
          <table:table-cell office:value-type="float" office:value="26.806195375" calcext:value-type="float">
            <text:p>26.806195375</text:p>
          </table:table-cell>
          <table:table-cell office:value-type="float" office:value="26.338196875" calcext:value-type="float">
            <text:p>26.338196875</text:p>
          </table:table-cell>
          <table:table-cell office:value-type="float" office:value="0.385694625" calcext:value-type="float">
            <text:p>0.385694625</text:p>
          </table:table-cell>
          <table:table-cell office:value-type="float" office:value="1.016875" calcext:value-type="float">
            <text:p>1.016875</text:p>
          </table:table-cell>
          <table:table-cell office:value-type="float" office:value="216.580625" calcext:value-type="float">
            <text:p>216.58062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blackscholes</text:p>
          </table:table-cell>
          <table:table-cell office:value-type="float" office:value="81747" calcext:value-type="float">
            <text:p>81747</text:p>
          </table:table-cell>
          <table:table-cell office:value-type="float" office:value="9631867312.2439" calcext:value-type="float">
            <text:p>9631867312.2439</text:p>
          </table:table-cell>
          <table:table-cell office:value-type="float" office:value="6734188435.2561" calcext:value-type="float">
            <text:p>6734188435.2561</text:p>
          </table:table-cell>
          <table:table-cell office:value-type="float" office:value="295335.963414634" calcext:value-type="float">
            <text:p>295335.963414634</text:p>
          </table:table-cell>
          <table:table-cell office:value-type="float" office:value="19224673.0609756" calcext:value-type="float">
            <text:p>19224673.0609756</text:p>
          </table:table-cell>
          <table:table-cell office:value-type="float" office:value="29976486.4634146" calcext:value-type="float">
            <text:p>29976486.4634146</text:p>
          </table:table-cell>
          <table:table-cell office:value-type="float" office:value="5383796.96341463" calcext:value-type="float">
            <text:p>5383796.96341463</text:p>
          </table:table-cell>
          <table:table-cell office:value-type="float" office:value="27.6707317073171" calcext:value-type="float">
            <text:p>27.670731707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54524993670886" calcext:value-type="float">
            <text:p>1.5452499367</text:p>
          </table:table-cell>
          <table:table-cell office:value-type="float" office:value="295335.963414634" calcext:value-type="float">
            <text:p>295335.963414634</text:p>
          </table:table-cell>
          <table:table-cell office:value-type="float" office:value="1.22672334146341" calcext:value-type="float">
            <text:p>1.2267233415</text:p>
          </table:table-cell>
          <table:table-cell office:value-type="float" office:value="1.9128025" calcext:value-type="float">
            <text:p>1.9128025</text:p>
          </table:table-cell>
          <table:table-cell office:value-type="float" office:value="0.343538390243902" calcext:value-type="float">
            <text:p>0.3435383902</text:p>
          </table:table-cell>
          <table:table-cell office:value-type="float" office:value="0.744512195121952" calcext:value-type="float">
            <text:p>0.7445121951</text:p>
          </table:table-cell>
          <table:table-cell office:value-type="float" office:value="664.06512195122" calcext:value-type="float">
            <text:p>664.065121951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holesky_STANDARD</text:p>
          </table:table-cell>
          <table:table-cell office:value-type="float" office:value="6143" calcext:value-type="float">
            <text:p>6143</text:p>
          </table:table-cell>
          <table:table-cell office:value-type="float" office:value="15499440729.8571" calcext:value-type="float">
            <text:p>15499440729.8571</text:p>
          </table:table-cell>
          <table:table-cell office:value-type="float" office:value="8061405572.57143" calcext:value-type="float">
            <text:p>8061405572.57143</text:p>
          </table:table-cell>
          <table:table-cell office:value-type="float" office:value="22353.7142857143" calcext:value-type="float">
            <text:p>22353.7142857143</text:p>
          </table:table-cell>
          <table:table-cell office:value-type="float" office:value="343436316.285714" calcext:value-type="float">
            <text:p>343436316.285714</text:p>
          </table:table-cell>
          <table:table-cell office:value-type="float" office:value="453166286.857143" calcext:value-type="float">
            <text:p>453166286.857143</text:p>
          </table:table-cell>
          <table:table-cell office:value-type="float" office:value="98078.5714285714" calcext:value-type="float">
            <text:p>98078.5714285714</text:p>
          </table:table-cell>
          <table:table-cell office:value-type="float" office:value="29.5714285714286" calcext:value-type="float">
            <text:p>29.571428571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82910685714286" calcext:value-type="float">
            <text:p>1.8291068571</text:p>
          </table:table-cell>
          <table:table-cell office:value-type="float" office:value="22353.7142857143" calcext:value-type="float">
            <text:p>22353.7142857143</text:p>
          </table:table-cell>
          <table:table-cell office:value-type="float" office:value="22.6667508571429" calcext:value-type="float">
            <text:p>22.6667508571</text:p>
          </table:table-cell>
          <table:table-cell office:value-type="float" office:value="29.8180381428571" calcext:value-type="float">
            <text:p>29.8180381429</text:p>
          </table:table-cell>
          <table:table-cell office:value-type="float" office:value="0.00628771428571429" calcext:value-type="float">
            <text:p>0.0062877143</text:p>
          </table:table-cell>
          <table:table-cell office:value-type="float" office:value="0.768571428571429" calcext:value-type="float">
            <text:p>0.7685714286</text:p>
          </table:table-cell>
          <table:table-cell office:value-type="float" office:value="18308.0942857143" calcext:value-type="float">
            <text:p>18308.094285714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oitgen_STANDARD</text:p>
          </table:table-cell>
          <table:table-cell office:value-type="float" office:value="14209" calcext:value-type="float">
            <text:p>14209</text:p>
          </table:table-cell>
          <table:table-cell office:value-type="float" office:value="14750378030.2667" calcext:value-type="float">
            <text:p>14750378030.2667</text:p>
          </table:table-cell>
          <table:table-cell office:value-type="float" office:value="8791591887.86667" calcext:value-type="float">
            <text:p>8791591887.86667</text:p>
          </table:table-cell>
          <table:table-cell office:value-type="float" office:value="511903.866666667" calcext:value-type="float">
            <text:p>511903.866666667</text:p>
          </table:table-cell>
          <table:table-cell office:value-type="float" office:value="1863489888.8" calcext:value-type="float">
            <text:p>1863489888.8</text:p>
          </table:table-cell>
          <table:table-cell office:value-type="float" office:value="6096063.8" calcext:value-type="float">
            <text:p>6096063.8</text:p>
          </table:table-cell>
          <table:table-cell office:value-type="float" office:value="4154689" calcext:value-type="float">
            <text:p>4154689</text:p>
          </table:table-cell>
          <table:table-cell office:value-type="float" office:value="34.2666666666667" calcext:value-type="float">
            <text:p>34.266666666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67696746666667" calcext:value-type="float">
            <text:p>1.6769674667</text:p>
          </table:table-cell>
          <table:table-cell office:value-type="float" office:value="511903.866666667" calcext:value-type="float">
            <text:p>511903.866666667</text:p>
          </table:table-cell>
          <table:table-cell office:value-type="float" office:value="125.246906533333" calcext:value-type="float">
            <text:p>125.2469065333</text:p>
          </table:table-cell>
          <table:table-cell office:value-type="float" office:value="0.409397466666667" calcext:value-type="float">
            <text:p>0.4093974667</text:p>
          </table:table-cell>
          <table:table-cell office:value-type="float" office:value="0.279182" calcext:value-type="float">
            <text:p>0.279182</text:p>
          </table:table-cell>
          <table:table-cell office:value-type="float" office:value="306.034666666667" calcext:value-type="float">
            <text:p>306.0346666667</text:p>
          </table:table-cell>
          <table:table-cell office:value-type="float" office:value="1.466" calcext:value-type="float">
            <text:p>1.466</text:p>
          </table:table-cell>
          <table:table-cell/>
        </table:table-row>
        <table:table-row table:style-name="ro1">
          <table:table-cell office:value-type="string" calcext:value-type="string">
            <text:p>durbin_STANDARD</text:p>
          </table:table-cell>
          <table:table-cell office:value-type="float" office:value="6042" calcext:value-type="float">
            <text:p>6042</text:p>
          </table:table-cell>
          <table:table-cell office:value-type="float" office:value="1245987685.85714" calcext:value-type="float">
            <text:p>1245987685.85714</text:p>
          </table:table-cell>
          <table:table-cell office:value-type="float" office:value="4247838745" calcext:value-type="float">
            <text:p>4247838745</text:p>
          </table:table-cell>
          <table:table-cell office:value-type="float" office:value="2978473" calcext:value-type="float">
            <text:p>2978473</text:p>
          </table:table-cell>
          <table:table-cell office:value-type="float" office:value="93435072.7142857" calcext:value-type="float">
            <text:p>93435072.7142857</text:p>
          </table:table-cell>
          <table:table-cell office:value-type="float" office:value="70248610.1428572" calcext:value-type="float">
            <text:p>70248610.1428572</text:p>
          </table:table-cell>
          <table:table-cell office:value-type="float" office:value="7736497.28571429" calcext:value-type="float">
            <text:p>7736497.2857142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308539714285714" calcext:value-type="float">
            <text:p>0.3085397143</text:p>
          </table:table-cell>
          <table:table-cell office:value-type="float" office:value="2978473" calcext:value-type="float">
            <text:p>2978473</text:p>
          </table:table-cell>
          <table:table-cell office:value-type="float" office:value="5.95838114285714" calcext:value-type="float">
            <text:p>5.9583811429</text:p>
          </table:table-cell>
          <table:table-cell office:value-type="float" office:value="4.48027985714286" calcext:value-type="float">
            <text:p>4.4802798571</text:p>
          </table:table-cell>
          <table:table-cell office:value-type="float" office:value="0.493443" calcext:value-type="float">
            <text:p>0.493443</text:p>
          </table:table-cell>
          <table:table-cell office:value-type="float" office:value="1.20857142857143" calcext:value-type="float">
            <text:p>1.2085714286</text:p>
          </table:table-cell>
          <table:table-cell office:value-type="float" office:value="9.00428571428571" calcext:value-type="float">
            <text:p>9.004285714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p.A.g</text:p>
          </table:table-cell>
          <table:table-cell office:value-type="float" office:value="10236" calcext:value-type="float">
            <text:p>10236</text:p>
          </table:table-cell>
          <table:table-cell office:value-type="float" office:value="6446701112.27273" calcext:value-type="float">
            <text:p>6446701112.27273</text:p>
          </table:table-cell>
          <table:table-cell office:value-type="float" office:value="8635428283.81818" calcext:value-type="float">
            <text:p>8635428283.81818</text:p>
          </table:table-cell>
          <table:table-cell office:value-type="float" office:value="280.636363636364" calcext:value-type="float">
            <text:p>280.6363636364</text:p>
          </table:table-cell>
          <table:table-cell office:value-type="float" office:value="14319606.8181818" calcext:value-type="float">
            <text:p>14319606.8181818</text:p>
          </table:table-cell>
          <table:table-cell office:value-type="float" office:value="14850521.6363636" calcext:value-type="float">
            <text:p>14850521.6363636</text:p>
          </table:table-cell>
          <table:table-cell office:value-type="float" office:value="5868.81818181818" calcext:value-type="float">
            <text:p>5868.818181818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744633272727273" calcext:value-type="float">
            <text:p>0.7446332727</text:p>
          </table:table-cell>
          <table:table-cell office:value-type="float" office:value="280.636363636364" calcext:value-type="float">
            <text:p>280.6363636364</text:p>
          </table:table-cell>
          <table:table-cell office:value-type="float" office:value="0.977856636363636" calcext:value-type="float">
            <text:p>0.9778566364</text:p>
          </table:table-cell>
          <table:table-cell office:value-type="float" office:value="1.01703654545455" calcext:value-type="float">
            <text:p>1.0170365455</text:p>
          </table:table-cell>
          <table:table-cell office:value-type="float" office:value="0.000375727272727273" calcext:value-type="float">
            <text:p>0.0003757273</text:p>
          </table:table-cell>
          <table:table-cell office:value-type="float" office:value="0.961818181818182" calcext:value-type="float">
            <text:p>0.9618181818</text:p>
          </table:table-cell>
          <table:table-cell office:value-type="float" office:value="57152.8090909091" calcext:value-type="float">
            <text:p>57152.809090909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t.A</text:p>
          </table:table-cell>
          <table:table-cell office:value-type="float" office:value="2998" calcext:value-type="float">
            <text:p>2998</text:p>
          </table:table-cell>
          <table:table-cell office:value-type="float" office:value="9515502853.33333" calcext:value-type="float">
            <text:p>9515502853.33333</text:p>
          </table:table-cell>
          <table:table-cell office:value-type="float" office:value="6846319908" calcext:value-type="float">
            <text:p>6846319908</text:p>
          </table:table-cell>
          <table:table-cell office:value-type="float" office:value="23764428" calcext:value-type="float">
            <text:p>23764428</text:p>
          </table:table-cell>
          <table:table-cell office:value-type="float" office:value="416790581.333333" calcext:value-type="float">
            <text:p>416790581.333333</text:p>
          </table:table-cell>
          <table:table-cell office:value-type="float" office:value="77715378" calcext:value-type="float">
            <text:p>77715378</text:p>
          </table:table-cell>
          <table:table-cell office:value-type="float" office:value="37397191.3333333" calcext:value-type="float">
            <text:p>37397191.333333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29956333333333" calcext:value-type="float">
            <text:p>1.2995633333</text:p>
          </table:table-cell>
          <table:table-cell office:value-type="float" office:value="23764428.3333333" calcext:value-type="float">
            <text:p>23764428.3333333</text:p>
          </table:table-cell>
          <table:table-cell office:value-type="float" office:value="26.8008593333333" calcext:value-type="float">
            <text:p>26.8008593333</text:p>
          </table:table-cell>
          <table:table-cell office:value-type="float" office:value="4.99652766666667" calcext:value-type="float">
            <text:p>4.9965276667</text:p>
          </table:table-cell>
          <table:table-cell office:value-type="float" office:value="2.404502" calcext:value-type="float">
            <text:p>2.404502</text:p>
          </table:table-cell>
          <table:table-cell office:value-type="float" office:value="5.23666666666667" calcext:value-type="float">
            <text:p>5.2366666667</text:p>
          </table:table-cell>
          <table:table-cell office:value-type="float" office:value="2.08333333333333" calcext:value-type="float">
            <text:p>2.0833333333</text:p>
          </table:table-cell>
          <table:table-cell/>
        </table:table-row>
        <table:table-row table:style-name="ro1">
          <table:table-cell office:value-type="string" calcext:value-type="string">
            <text:p>gemm_STANDARD</text:p>
          </table:table-cell>
          <table:table-cell office:value-type="float" office:value="13774" calcext:value-type="float">
            <text:p>13774</text:p>
          </table:table-cell>
          <table:table-cell office:value-type="float" office:value="3473153640.85714" calcext:value-type="float">
            <text:p>3473153640.85714</text:p>
          </table:table-cell>
          <table:table-cell office:value-type="float" office:value="9239496195.5" calcext:value-type="float">
            <text:p>9239496195.5</text:p>
          </table:table-cell>
          <table:table-cell office:value-type="float" office:value="175680.785714286" calcext:value-type="float">
            <text:p>175680.785714286</text:p>
          </table:table-cell>
          <table:table-cell office:value-type="float" office:value="389667074.214286" calcext:value-type="float">
            <text:p>389667074.214286</text:p>
          </table:table-cell>
          <table:table-cell office:value-type="float" office:value="384570426.142857" calcext:value-type="float">
            <text:p>384570426.142857</text:p>
          </table:table-cell>
          <table:table-cell office:value-type="float" office:value="253987.785714286" calcext:value-type="float">
            <text:p>253987.785714286</text:p>
          </table:table-cell>
          <table:table-cell office:value-type="float" office:value="33.7857142857143" calcext:value-type="float">
            <text:p>33.785714285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375889428571429" calcext:value-type="float">
            <text:p>0.3758894286</text:p>
          </table:table-cell>
          <table:table-cell office:value-type="float" office:value="175680.785714286" calcext:value-type="float">
            <text:p>175680.785714286</text:p>
          </table:table-cell>
          <table:table-cell office:value-type="float" office:value="25.3384187857143" calcext:value-type="float">
            <text:p>25.3384187857</text:p>
          </table:table-cell>
          <table:table-cell office:value-type="float" office:value="25.0069687857143" calcext:value-type="float">
            <text:p>25.0069687857</text:p>
          </table:table-cell>
          <table:table-cell office:value-type="float" office:value="0.0163914285714286" calcext:value-type="float">
            <text:p>0.0163914286</text:p>
          </table:table-cell>
          <table:table-cell office:value-type="float" office:value="1.01" calcext:value-type="float">
            <text:p>1.01</text:p>
          </table:table-cell>
          <table:table-cell office:value-type="float" office:value="2318.48214285714" calcext:value-type="float">
            <text:p>2318.482142857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emver_STANDARD</text:p>
          </table:table-cell>
          <table:table-cell office:value-type="float" office:value="8206" calcext:value-type="float">
            <text:p>8206</text:p>
          </table:table-cell>
          <table:table-cell office:value-type="float" office:value="3992698664.11111" calcext:value-type="float">
            <text:p>3992698664.11111</text:p>
          </table:table-cell>
          <table:table-cell office:value-type="float" office:value="8509320192.77778" calcext:value-type="float">
            <text:p>8509320192.77778</text:p>
          </table:table-cell>
          <table:table-cell office:value-type="float" office:value="14919140.6666667" calcext:value-type="float">
            <text:p>14919140.6666667</text:p>
          </table:table-cell>
          <table:table-cell office:value-type="float" office:value="253888763.555556" calcext:value-type="float">
            <text:p>253888763.555556</text:p>
          </table:table-cell>
          <table:table-cell office:value-type="float" office:value="190019285.333333" calcext:value-type="float">
            <text:p>190019285.333333</text:p>
          </table:table-cell>
          <table:table-cell office:value-type="float" office:value="43395528.2222222" calcext:value-type="float">
            <text:p>43395528.2222222</text:p>
          </table:table-cell>
          <table:table-cell office:value-type="float" office:value="29.3333333333333" calcext:value-type="float">
            <text:p>29.33333333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69573666666667" calcext:value-type="float">
            <text:p>0.4695736667</text:p>
          </table:table-cell>
          <table:table-cell office:value-type="float" office:value="14919140.6666667" calcext:value-type="float">
            <text:p>14919140.6666667</text:p>
          </table:table-cell>
          <table:table-cell office:value-type="float" office:value="17.6659641111111" calcext:value-type="float">
            <text:p>17.6659641111</text:p>
          </table:table-cell>
          <table:table-cell office:value-type="float" office:value="13.2203372222222" calcext:value-type="float">
            <text:p>13.2203372222</text:p>
          </table:table-cell>
          <table:table-cell office:value-type="float" office:value="3.014965" calcext:value-type="float">
            <text:p>3.014965</text:p>
          </table:table-cell>
          <table:table-cell office:value-type="float" office:value="1.33555555555556" calcext:value-type="float">
            <text:p>1.3355555556</text:p>
          </table:table-cell>
          <table:table-cell office:value-type="float" office:value="4.38444444444444" calcext:value-type="float">
            <text:p>4.3844444444</text:p>
          </table:table-cell>
          <table:table-cell/>
        </table:table-row>
        <table:table-row table:style-name="ro1">
          <table:table-cell office:value-type="string" calcext:value-type="string">
            <text:p>gesummv_STANDARD</text:p>
          </table:table-cell>
          <table:table-cell office:value-type="float" office:value="6936" calcext:value-type="float">
            <text:p>6936</text:p>
          </table:table-cell>
          <table:table-cell office:value-type="float" office:value="5009131850.14286" calcext:value-type="float">
            <text:p>5009131850.14286</text:p>
          </table:table-cell>
          <table:table-cell office:value-type="float" office:value="8970451016.14286" calcext:value-type="float">
            <text:p>8970451016.14286</text:p>
          </table:table-cell>
          <table:table-cell office:value-type="float" office:value="3404027.71428571" calcext:value-type="float">
            <text:p>3404027.71428571</text:p>
          </table:table-cell>
          <table:table-cell office:value-type="float" office:value="102245104.285714" calcext:value-type="float">
            <text:p>102245104.285714</text:p>
          </table:table-cell>
          <table:table-cell office:value-type="float" office:value="80803965.7142857" calcext:value-type="float">
            <text:p>80803965.7142857</text:p>
          </table:table-cell>
          <table:table-cell office:value-type="float" office:value="77010735" calcext:value-type="float">
            <text:p>77010735</text:p>
          </table:table-cell>
          <table:table-cell office:value-type="float" office:value="30.8571428571429" calcext:value-type="float">
            <text:p>30.857142857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58398428571429" calcext:value-type="float">
            <text:p>0.5583984286</text:p>
          </table:table-cell>
          <table:table-cell office:value-type="float" office:value="3404027.71428571" calcext:value-type="float">
            <text:p>3404027.71428571</text:p>
          </table:table-cell>
          <table:table-cell office:value-type="float" office:value="6.60291371428571" calcext:value-type="float">
            <text:p>6.6029137143</text:p>
          </table:table-cell>
          <table:table-cell office:value-type="float" office:value="5.21824085714286" calcext:value-type="float">
            <text:p>5.2182408571</text:p>
          </table:table-cell>
          <table:table-cell office:value-type="float" office:value="4.97328485714286" calcext:value-type="float">
            <text:p>4.9732848571</text:p>
          </table:table-cell>
          <table:table-cell office:value-type="float" office:value="1.26428571428571" calcext:value-type="float">
            <text:p>1.2642857143</text:p>
          </table:table-cell>
          <table:table-cell office:value-type="float" office:value="1.05" calcext:value-type="float">
            <text:p>1.05</text:p>
          </table:table-cell>
          <table:table-cell/>
        </table:table-row>
        <table:table-row table:style-name="ro1">
          <table:table-cell office:value-type="string" calcext:value-type="string">
            <text:p>gramschmidt_STANDARD</text:p>
          </table:table-cell>
          <table:table-cell office:value-type="float" office:value="12565" calcext:value-type="float">
            <text:p>12565</text:p>
          </table:table-cell>
          <table:table-cell office:value-type="float" office:value="1120089483.92308" calcext:value-type="float">
            <text:p>1120089483.92308</text:p>
          </table:table-cell>
          <table:table-cell office:value-type="float" office:value="6086419061.07692" calcext:value-type="float">
            <text:p>6086419061.07692</text:p>
          </table:table-cell>
          <table:table-cell office:value-type="float" office:value="15143.2307692308" calcext:value-type="float">
            <text:p>15143.2307692308</text:p>
          </table:table-cell>
          <table:table-cell office:value-type="float" office:value="211293473" calcext:value-type="float">
            <text:p>211293473</text:p>
          </table:table-cell>
          <table:table-cell office:value-type="float" office:value="208955259.076923" calcext:value-type="float">
            <text:p>208955259.076923</text:p>
          </table:table-cell>
          <table:table-cell office:value-type="float" office:value="48276.3846153846" calcext:value-type="float">
            <text:p>48276.3846153846</text:p>
          </table:table-cell>
          <table:table-cell office:value-type="float" office:value="27.3076923076923" calcext:value-type="float">
            <text:p>27.307692307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184680769230769" calcext:value-type="float">
            <text:p>0.1846807692</text:p>
          </table:table-cell>
          <table:table-cell office:value-type="float" office:value="15143.2307692308" calcext:value-type="float">
            <text:p>15143.2307692308</text:p>
          </table:table-cell>
          <table:table-cell office:value-type="float" office:value="13.7638574615385" calcext:value-type="float">
            <text:p>13.7638574615</text:p>
          </table:table-cell>
          <table:table-cell office:value-type="float" office:value="13.6119709230769" calcext:value-type="float">
            <text:p>13.6119709231</text:p>
          </table:table-cell>
          <table:table-cell office:value-type="float" office:value="0.00307853846153846" calcext:value-type="float">
            <text:p>0.0030785385</text:p>
          </table:table-cell>
          <table:table-cell office:value-type="float" office:value="1.01" calcext:value-type="float">
            <text:p>1.01</text:p>
          </table:table-cell>
          <table:table-cell office:value-type="float" office:value="343142.53" calcext:value-type="float">
            <text:p>343142.5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jacLR</text:p>
          </table:table-cell>
          <table:table-cell office:value-type="float" office:value="12288" calcext:value-type="float">
            <text:p>12288</text:p>
          </table:table-cell>
          <table:table-cell office:value-type="float" office:value="5172598191.92308" calcext:value-type="float">
            <text:p>5172598191.92308</text:p>
          </table:table-cell>
          <table:table-cell office:value-type="float" office:value="8775067420.23077" calcext:value-type="float">
            <text:p>8775067420.23077</text:p>
          </table:table-cell>
          <table:table-cell office:value-type="float" office:value="31353228.8461538" calcext:value-type="float">
            <text:p>31353228.8461538</text:p>
          </table:table-cell>
          <table:table-cell office:value-type="float" office:value="235108466.923077" calcext:value-type="float">
            <text:p>235108466.923077</text:p>
          </table:table-cell>
          <table:table-cell office:value-type="float" office:value="156722003.538462" calcext:value-type="float">
            <text:p>156722003.538462</text:p>
          </table:table-cell>
          <table:table-cell office:value-type="float" office:value="152785358.538462" calcext:value-type="float">
            <text:p>152785358.538462</text:p>
          </table:table-cell>
          <table:table-cell office:value-type="float" office:value="32.5384615384615" calcext:value-type="float">
            <text:p>32.538461538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91056538461538" calcext:value-type="float">
            <text:p>0.5910565385</text:p>
          </table:table-cell>
          <table:table-cell office:value-type="float" office:value="31353229.5384615" calcext:value-type="float">
            <text:p>31353229.5384615</text:p>
          </table:table-cell>
          <table:table-cell office:value-type="float" office:value="15.9018121538462" calcext:value-type="float">
            <text:p>15.9018121538</text:p>
          </table:table-cell>
          <table:table-cell office:value-type="float" office:value="10.597913" calcext:value-type="float">
            <text:p>10.597913</text:p>
          </table:table-cell>
          <table:table-cell office:value-type="float" office:value="10.3318768461538" calcext:value-type="float">
            <text:p>10.3318768462</text:p>
          </table:table-cell>
          <table:table-cell office:value-type="float" office:value="1.50076923076923" calcext:value-type="float">
            <text:p>1.5007692308</text:p>
          </table:table-cell>
          <table:table-cell office:value-type="float" office:value="1.03" calcext:value-type="float">
            <text:p>1.03</text:p>
          </table:table-cell>
          <table:table-cell/>
        </table:table-row>
        <table:table-row table:style-name="ro1">
          <table:table-cell office:value-type="string" calcext:value-type="string">
            <text:p>mvt_STANDARD</text:p>
          </table:table-cell>
          <table:table-cell office:value-type="float" office:value="10373" calcext:value-type="float">
            <text:p>10373</text:p>
          </table:table-cell>
          <table:table-cell office:value-type="float" office:value="3348311479.27273" calcext:value-type="float">
            <text:p>3348311479.27273</text:p>
          </table:table-cell>
          <table:table-cell office:value-type="float" office:value="8731725205.90909" calcext:value-type="float">
            <text:p>8731725205.90909</text:p>
          </table:table-cell>
          <table:table-cell office:value-type="float" office:value="15434465.9090909" calcext:value-type="float">
            <text:p>15434465.9090909</text:p>
          </table:table-cell>
          <table:table-cell office:value-type="float" office:value="252709417.363636" calcext:value-type="float">
            <text:p>252709417.363636</text:p>
          </table:table-cell>
          <table:table-cell office:value-type="float" office:value="205884025.272727" calcext:value-type="float">
            <text:p>205884025.272727</text:p>
          </table:table-cell>
          <table:table-cell office:value-type="float" office:value="37574190.2727273" calcext:value-type="float">
            <text:p>37574190.2727273</text:p>
          </table:table-cell>
          <table:table-cell office:value-type="float" office:value="30.2727272727273" calcext:value-type="float">
            <text:p>30.272727272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382874909090909" calcext:value-type="float">
            <text:p>0.3828749091</text:p>
          </table:table-cell>
          <table:table-cell office:value-type="float" office:value="15434465.8181818" calcext:value-type="float">
            <text:p>15434465.8181818</text:p>
          </table:table-cell>
          <table:table-cell office:value-type="float" office:value="17.1343718181818" calcext:value-type="float">
            <text:p>17.1343718182</text:p>
          </table:table-cell>
          <table:table-cell office:value-type="float" office:value="13.9628948181818" calcext:value-type="float">
            <text:p>13.9628948182</text:p>
          </table:table-cell>
          <table:table-cell office:value-type="float" office:value="2.53717227272727" calcext:value-type="float">
            <text:p>2.5371722727</text:p>
          </table:table-cell>
          <table:table-cell office:value-type="float" office:value="1.22818181818182" calcext:value-type="float">
            <text:p>1.2281818182</text:p>
          </table:table-cell>
          <table:table-cell office:value-type="float" office:value="5.50818181818182" calcext:value-type="float">
            <text:p>5.5081818182</text:p>
          </table:table-cell>
          <table:table-cell/>
        </table:table-row>
        <table:table-row table:style-name="ro1">
          <table:table-cell office:value-type="string" calcext:value-type="string">
            <text:p>stream_d0</text:p>
          </table:table-cell>
          <table:table-cell office:value-type="float" office:value="6776" calcext:value-type="float">
            <text:p>6776</text:p>
          </table:table-cell>
          <table:table-cell office:value-type="float" office:value="6258053099.71429" calcext:value-type="float">
            <text:p>6258053099.71429</text:p>
          </table:table-cell>
          <table:table-cell office:value-type="float" office:value="8423156610.85714" calcext:value-type="float">
            <text:p>8423156610.85714</text:p>
          </table:table-cell>
          <table:table-cell office:value-type="float" office:value="13764906" calcext:value-type="float">
            <text:p>13764906</text:p>
          </table:table-cell>
          <table:table-cell office:value-type="float" office:value="183001837.571429" calcext:value-type="float">
            <text:p>183001837.571429</text:p>
          </table:table-cell>
          <table:table-cell office:value-type="float" office:value="183319703.428571" calcext:value-type="float">
            <text:p>183319703.428571</text:p>
          </table:table-cell>
          <table:table-cell office:value-type="float" office:value="178526826.714286" calcext:value-type="float">
            <text:p>178526826.71428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764929857142857" calcext:value-type="float">
            <text:p>0.7649298571</text:p>
          </table:table-cell>
          <table:table-cell office:value-type="float" office:value="13764906" calcext:value-type="float">
            <text:p>13764906</text:p>
          </table:table-cell>
          <table:table-cell office:value-type="float" office:value="11.897879" calcext:value-type="float">
            <text:p>11.897879</text:p>
          </table:table-cell>
          <table:table-cell office:value-type="float" office:value="11.9182162857143" calcext:value-type="float">
            <text:p>11.9182162857</text:p>
          </table:table-cell>
          <table:table-cell office:value-type="float" office:value="11.6089478571429" calcext:value-type="float">
            <text:p>11.6089478571</text:p>
          </table:table-cell>
          <table:table-cell office:value-type="float" office:value="0.998571428571429" calcext:value-type="float">
            <text:p>0.9985714286</text:p>
          </table:table-cell>
          <table:table-cell office:value-type="float" office:value="1.02714285714286" calcext:value-type="float">
            <text:p>1.0271428571</text:p>
          </table:table-cell>
          <table:table-cell/>
        </table:table-row>
        <table:table-row table:style-name="ro1">
          <table:table-cell office:value-type="string" calcext:value-type="string">
            <text:p>syr2k</text:p>
          </table:table-cell>
          <table:table-cell office:value-type="float" office:value="14958" calcext:value-type="float">
            <text:p>14958</text:p>
          </table:table-cell>
          <table:table-cell office:value-type="float" office:value="18658542756.1333" calcext:value-type="float">
            <text:p>18658542756.1333</text:p>
          </table:table-cell>
          <table:table-cell office:value-type="float" office:value="9325927367.4" calcext:value-type="float">
            <text:p>9325927367.4</text:p>
          </table:table-cell>
          <table:table-cell office:value-type="float" office:value="2768755.33333333" calcext:value-type="float">
            <text:p>2768755.33333333</text:p>
          </table:table-cell>
          <table:table-cell office:value-type="float" office:value="399656662.8" calcext:value-type="float">
            <text:p>399656662.8</text:p>
          </table:table-cell>
          <table:table-cell office:value-type="float" office:value="370183040.6" calcext:value-type="float">
            <text:p>370183040.6</text:p>
          </table:table-cell>
          <table:table-cell office:value-type="float" office:value="41601080.4666667" calcext:value-type="float">
            <text:p>41601080.4666667</text:p>
          </table:table-cell>
          <table:table-cell office:value-type="float" office:value="38.8666666666667" calcext:value-type="float">
            <text:p>38.866666666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00073993333333" calcext:value-type="float">
            <text:p>2.0007399333</text:p>
          </table:table-cell>
          <table:table-cell office:value-type="float" office:value="2768755.33333333" calcext:value-type="float">
            <text:p>2768755.33333333</text:p>
          </table:table-cell>
          <table:table-cell office:value-type="float" office:value="25.6522314" calcext:value-type="float">
            <text:p>25.6522314</text:p>
          </table:table-cell>
          <table:table-cell office:value-type="float" office:value="23.7604384" calcext:value-type="float">
            <text:p>23.7604384</text:p>
          </table:table-cell>
          <table:table-cell office:value-type="float" office:value="2.67011366666667" calcext:value-type="float">
            <text:p>2.6701136667</text:p>
          </table:table-cell>
          <table:table-cell office:value-type="float" office:value="1.08" calcext:value-type="float">
            <text:p>1.08</text:p>
          </table:table-cell>
          <table:table-cell office:value-type="float" office:value="8.89866666666667" calcext:value-type="float">
            <text:p>8.8986666667</text:p>
          </table:table-cell>
          <table:table-cell/>
        </table:table-row>
        <table:table-row table:style-name="ro1">
          <table:table-cell office:value-type="string" calcext:value-type="string">
            <text:p>syrk_STANDARD</text:p>
          </table:table-cell>
          <table:table-cell office:value-type="float" office:value="14534" calcext:value-type="float">
            <text:p>14534</text:p>
          </table:table-cell>
          <table:table-cell office:value-type="float" office:value="23036572912.8667" calcext:value-type="float">
            <text:p>23036572912.8667</text:p>
          </table:table-cell>
          <table:table-cell office:value-type="float" office:value="9050180375.66667" calcext:value-type="float">
            <text:p>9050180375.66667</text:p>
          </table:table-cell>
          <table:table-cell office:value-type="float" office:value="149087.533333333" calcext:value-type="float">
            <text:p>149087.533333333</text:p>
          </table:table-cell>
          <table:table-cell office:value-type="float" office:value="360371629.4" calcext:value-type="float">
            <text:p>360371629.4</text:p>
          </table:table-cell>
          <table:table-cell office:value-type="float" office:value="360379809.066667" calcext:value-type="float">
            <text:p>360379809.066667</text:p>
          </table:table-cell>
          <table:table-cell office:value-type="float" office:value="644873.533333333" calcext:value-type="float">
            <text:p>644873.533333333</text:p>
          </table:table-cell>
          <table:table-cell office:value-type="float" office:value="34.8" calcext:value-type="float">
            <text:p>34.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54539126666667" calcext:value-type="float">
            <text:p>2.5453912667</text:p>
          </table:table-cell>
          <table:table-cell office:value-type="float" office:value="149087.533333333" calcext:value-type="float">
            <text:p>149087.533333333</text:p>
          </table:table-cell>
          <table:table-cell office:value-type="float" office:value="23.7676230666667" calcext:value-type="float">
            <text:p>23.7676230667</text:p>
          </table:table-cell>
          <table:table-cell office:value-type="float" office:value="23.7681428666667" calcext:value-type="float">
            <text:p>23.7681428667</text:p>
          </table:table-cell>
          <table:table-cell office:value-type="float" office:value="0.0423020666666667" calcext:value-type="float">
            <text:p>0.0423020667</text:p>
          </table:table-cell>
          <table:table-cell office:value-type="float" office:value="1" calcext:value-type="float">
            <text:p>1</text:p>
          </table:table-cell>
          <table:table-cell office:value-type="float" office:value="591.861333333333" calcext:value-type="float">
            <text:p>591.861333333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risolv_STANDARD</text:p>
          </table:table-cell>
          <table:table-cell office:value-type="float" office:value="7608" calcext:value-type="float">
            <text:p>7608</text:p>
          </table:table-cell>
          <table:table-cell office:value-type="float" office:value="4040694385.125" calcext:value-type="float">
            <text:p>4040694385.125</text:p>
          </table:table-cell>
          <table:table-cell office:value-type="float" office:value="8668616666.125" calcext:value-type="float">
            <text:p>8668616666.125</text:p>
          </table:table-cell>
          <table:table-cell office:value-type="float" office:value="3438238.25" calcext:value-type="float">
            <text:p>3438238.25</text:p>
          </table:table-cell>
          <table:table-cell office:value-type="float" office:value="44687646.75" calcext:value-type="float">
            <text:p>44687646.75</text:p>
          </table:table-cell>
          <table:table-cell office:value-type="float" office:value="40606974.125" calcext:value-type="float">
            <text:p>40606974.125</text:p>
          </table:table-cell>
          <table:table-cell office:value-type="float" office:value="33926018.125" calcext:value-type="float">
            <text:p>33926018.125</text:p>
          </table:table-cell>
          <table:table-cell office:value-type="float" office:value="28.75" calcext:value-type="float">
            <text:p>28.7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66353" calcext:value-type="float">
            <text:p>0.466353</text:p>
          </table:table-cell>
          <table:table-cell office:value-type="float" office:value="3438238.25" calcext:value-type="float">
            <text:p>3438238.25</text:p>
          </table:table-cell>
          <table:table-cell office:value-type="float" office:value="3.00448125" calcext:value-type="float">
            <text:p>3.00448125</text:p>
          </table:table-cell>
          <table:table-cell office:value-type="float" office:value="2.729855625" calcext:value-type="float">
            <text:p>2.729855625</text:p>
          </table:table-cell>
          <table:table-cell office:value-type="float" office:value="2.28015925" calcext:value-type="float">
            <text:p>2.28015925</text:p>
          </table:table-cell>
          <table:table-cell office:value-type="float" office:value="1.1" calcext:value-type="float">
            <text:p>1.1</text:p>
          </table:table-cell>
          <table:table-cell office:value-type="float" office:value="1.19875" calcext:value-type="float">
            <text:p>1.19875</text:p>
          </table:table-cell>
          <table:table-cell/>
        </table:table-row>
        <table:table-row table:style-name="ro1">
          <table:table-cell office:value-type="string" calcext:value-type="string">
            <text:p>trmm_STANDARD</text:p>
          </table:table-cell>
          <table:table-cell office:value-type="float" office:value="14370" calcext:value-type="float">
            <text:p>14370</text:p>
          </table:table-cell>
          <table:table-cell office:value-type="float" office:value="20253092231.6" calcext:value-type="float">
            <text:p>20253092231.6</text:p>
          </table:table-cell>
          <table:table-cell office:value-type="float" office:value="8969671714.8" calcext:value-type="float">
            <text:p>8969671714.8</text:p>
          </table:table-cell>
          <table:table-cell office:value-type="float" office:value="4125048.93333333" calcext:value-type="float">
            <text:p>4125048.93333333</text:p>
          </table:table-cell>
          <table:table-cell office:value-type="float" office:value="328115916.8" calcext:value-type="float">
            <text:p>328115916.8</text:p>
          </table:table-cell>
          <table:table-cell office:value-type="float" office:value="388946621.133333" calcext:value-type="float">
            <text:p>388946621.133333</text:p>
          </table:table-cell>
          <table:table-cell office:value-type="float" office:value="29304167.7333333" calcext:value-type="float">
            <text:p>29304167.7333333</text:p>
          </table:table-cell>
          <table:table-cell office:value-type="float" office:value="36.2666666666667" calcext:value-type="float">
            <text:p>36.266666666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25814493333333" calcext:value-type="float">
            <text:p>2.2581449333</text:p>
          </table:table-cell>
          <table:table-cell office:value-type="float" office:value="4125048.93333333" calcext:value-type="float">
            <text:p>4125048.93333333</text:p>
          </table:table-cell>
          <table:table-cell office:value-type="float" office:value="21.9060584666667" calcext:value-type="float">
            <text:p>21.9060584667</text:p>
          </table:table-cell>
          <table:table-cell office:value-type="float" office:value="25.9449730666667" calcext:value-type="float">
            <text:p>25.9449730667</text:p>
          </table:table-cell>
          <table:table-cell office:value-type="float" office:value="1.96410333333333" calcext:value-type="float">
            <text:p>1.9641033333</text:p>
          </table:table-cell>
          <table:table-cell office:value-type="float" office:value="0.842666666666667" calcext:value-type="float">
            <text:p>0.8426666667</text:p>
          </table:table-cell>
          <table:table-cell office:value-type="float" office:value="13.2186666666667" calcext:value-type="float">
            <text:p>13.218666666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1" loext:min-decimal-places="11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5">00/00/0000</text:date>, <text:time style:data-style-name="N2" text:time-value="02:35:08.4403054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4T15:37:21.437384676</meta:creation-date>
    <dc:date>2016-07-25T02:38:28.435791023</dc:date>
    <meta:editing-duration>PT18M39S</meta:editing-duration>
    <meta:editing-cycles>5</meta:editing-cycles>
    <meta:generator>LibreOffice/5.1.4.2$Linux_X86_64 LibreOffice_project/10m0$Build-2</meta:generator>
    <meta:document-statistic meta:table-count="1" meta:cell-count="389" meta:object-count="0"/>
  </office:meta>
</office:document-meta>
</file>